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3.4437in"/>
    </style:style>
    <style:style style:name="TableColumn4" style:family="table-column">
      <style:table-column-properties style:column-width="2.1652in"/>
    </style:style>
    <style:style style:name="TableColumn5" style:family="table-column">
      <style:table-column-properties style:column-width="0.4923in"/>
    </style:style>
    <style:style style:name="Table2" style:family="table">
      <style:table-properties style:width="6.101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margin-bottom="0in" fo:line-height="107%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margin-bottom="0in" fo:line-height="107%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margin-bottom="0in" fo:line-height="107%"/>
    </style:style>
    <style:style style:name="TableRow13" style:family="table-row">
      <style:table-row-properties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margin-bottom="0in" fo:line-height="107%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margin-bottom="0in" fo:line-height="107%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margin-bottom="0in" fo:line-height="107%"/>
    </style:style>
    <style:style style:name="TableRow20" style:family="table-row">
      <style:table-row-properties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margin-bottom="0in" fo:line-height="107%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margin-bottom="0in" fo:line-height="107%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margin-bottom="0in" fo:line-height="107%"/>
    </style:style>
    <style:style style:name="TableRow27" style:family="table-row">
      <style:table-row-properties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margin-bottom="0in" fo:line-height="107%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margin-bottom="0in" fo:line-height="107%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margin-bottom="0in" fo:line-height="107%"/>
    </style:style>
    <style:style style:name="TableRow34" style:family="table-row">
      <style:table-row-properties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bottom="0in" fo:line-height="107%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bottom="0in" fo:line-height="107%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margin-bottom="0in" fo:line-height="107%"/>
    </style:style>
    <style:style style:name="TableRow41" style:family="table-row">
      <style:table-row-properties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bottom="0in" fo:line-height="107%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bottom="0in" fo:line-height="107%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margin-bottom="0in" fo:line-height="107%"/>
    </style:style>
    <style:style style:name="TableRow48" style:family="table-row">
      <style:table-row-properties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bottom="0in" fo:line-height="107%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bottom="0in" fo:line-height="107%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bottom="0in" fo:line-height="107%"/>
    </style:style>
    <style:style style:name="TableRow55" style:family="table-row">
      <style:table-row-properties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bottom="0in" fo:line-height="107%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bottom="0in" fo:line-height="107%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bottom="0in" fo:line-height="107%"/>
    </style:style>
    <style:style style:name="TableRow62" style:family="table-row">
      <style:table-row-properties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bottom="0in" fo:line-height="107%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bottom="0in" fo:line-height="107%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margin-bottom="0in" fo:line-height="107%"/>
    </style:style>
    <style:style style:name="TableRow69" style:family="table-row">
      <style:table-row-properties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bottom="0in" fo:line-height="107%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bottom="0in" fo:line-height="107%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bottom="0in" fo:line-height="107%"/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bottom="0in" fo:line-height="107%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margin-bottom="0in" fo:line-height="107%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bottom="0in" fo:line-height="107%"/>
    </style:style>
    <style:style style:name="TableRow83" style:family="table-row">
      <style:table-row-properties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bottom="0in" fo:line-height="107%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bottom="0in" fo:line-height="107%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bottom="0in" fo:line-height="107%"/>
    </style:style>
    <style:style style:name="TableRow90" style:family="table-row">
      <style:table-row-properties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bottom="0in" fo:line-height="107%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margin-bottom="0in" fo:line-height="107%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bottom="0in" fo:line-height="107%"/>
    </style:style>
    <style:style style:name="TableRow97" style:family="table-row">
      <style:table-row-properties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bottom="0in" fo:line-height="107%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bottom="0in" fo:line-height="107%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bottom="0in" fo:line-height="107%"/>
    </style:style>
    <style:style style:name="P104" style:parent-style-name="Standard" style:family="paragraph">
      <style:paragraph-properties fo:break-before="page"/>
    </style:style>
    <style:style style:name="P105" style:parent-style-name="Standard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06" style:parent-style-name="Standard" style:family="paragraph">
      <style:paragraph-properties style:text-autospace="none" fo:margin-bottom="0in" fo:line-height="100%"/>
    </style:style>
    <style:style style:name="T107" style:parent-style-name="Absatz-Standardschriftart" style:family="text">
      <style:text-properties style:font-name="Consolas" style:font-name-complex="Consolas" fo:color="#0000FF" fo:font-size="9.5pt" style:font-size-asian="9.5pt" style:font-size-complex="9.5pt" fo:background-color="#FFFFFF" fo:language="fr" fo:country="CH"/>
    </style:style>
    <style:style style:name="T108" style:parent-style-name="Absatz-Standardschriftart" style:family="text">
      <style:text-properties style:font-name="Consolas" style:font-name-complex="Consolas" fo:color="#000000" fo:font-size="9.5pt" style:font-size-asian="9.5pt" style:font-size-complex="9.5pt" fo:background-color="#FFFFFF" fo:language="fr" fo:country="CH"/>
    </style:style>
    <style:style style:name="T109" style:parent-style-name="Absatz-Standardschriftart" style:family="text">
      <style:text-properties style:font-name="Consolas" style:font-name-complex="Consolas" fo:color="#808080" fo:font-size="9.5pt" style:font-size-asian="9.5pt" style:font-size-complex="9.5pt" fo:background-color="#FFFFFF" fo:language="fr" fo:country="CH"/>
    </style:style>
    <style:style style:name="T110" style:parent-style-name="Absatz-Standardschriftart" style:family="text">
      <style:text-properties style:font-name="Consolas" style:font-name-complex="Consolas" fo:color="#000000" fo:font-size="9.5pt" style:font-size-asian="9.5pt" style:font-size-complex="9.5pt" fo:background-color="#FFFFFF" fo:language="fr" fo:country="CH"/>
    </style:style>
    <style:style style:name="T111" style:parent-style-name="Absatz-Standardschriftart" style:family="text">
      <style:text-properties style:font-name="Consolas" style:font-name-complex="Consolas" fo:color="#0000FF" fo:font-size="9.5pt" style:font-size-asian="9.5pt" style:font-size-complex="9.5pt" fo:background-color="#FFFFFF" fo:language="fr" fo:country="CH"/>
    </style:style>
    <style:style style:name="T112" style:parent-style-name="Absatz-Standardschriftart" style:family="text">
      <style:text-properties style:font-name="Consolas" style:font-name-complex="Consolas" fo:color="#000000" fo:font-size="9.5pt" style:font-size-asian="9.5pt" style:font-size-complex="9.5pt" fo:background-color="#FFFFFF" fo:language="fr" fo:country="CH"/>
    </style:style>
    <style:style style:name="T113" style:parent-style-name="Absatz-Standardschriftart" style:family="text">
      <style:text-properties style:font-name="Consolas" style:font-name-complex="Consolas" fo:color="#00FF00" fo:font-size="9.5pt" style:font-size-asian="9.5pt" style:font-size-complex="9.5pt" fo:background-color="#FFFFFF" fo:language="fr" fo:country="CH"/>
    </style:style>
    <style:style style:name="T114" style:parent-style-name="Absatz-Standardschriftart" style:family="text">
      <style:text-properties style:font-name="Consolas" style:font-name-complex="Consolas" fo:color="#808080" fo:font-size="9.5pt" style:font-size-asian="9.5pt" style:font-size-complex="9.5pt" fo:background-color="#FFFFFF" fo:language="fr" fo:country="CH"/>
    </style:style>
    <style:style style:name="T115" style:parent-style-name="Absatz-Standardschriftart" style:family="text">
      <style:text-properties style:font-name="Consolas" style:font-name-complex="Consolas" fo:color="#00FF00" fo:font-size="9.5pt" style:font-size-asian="9.5pt" style:font-size-complex="9.5pt" fo:background-color="#FFFFFF" fo:language="fr" fo:country="CH"/>
    </style:style>
    <style:style style:name="T116" style:parent-style-name="Absatz-Standardschriftart" style:family="text">
      <style:text-properties style:font-name="Consolas" style:font-name-complex="Consolas" fo:color="#000000" fo:font-size="9.5pt" style:font-size-asian="9.5pt" style:font-size-complex="9.5pt" fo:background-color="#FFFFFF" fo:language="fr" fo:country="CH"/>
    </style:style>
    <style:style style:name="P117" style:parent-style-name="Standard" style:family="paragraph">
      <style:paragraph-properties style:text-autospace="none" fo:margin-bottom="0in" fo:line-height="100%"/>
    </style:style>
    <style:style style:name="T118" style:parent-style-name="Absatz-Standardschriftart" style:family="text">
      <style:text-properties style:font-name="Consolas" style:font-name-complex="Consolas" fo:color="#008000" fo:font-size="9.5pt" style:font-size-asian="9.5pt" style:font-size-complex="9.5pt" fo:background-color="#FFFFFF" fo:language="fr" fo:country="CH"/>
    </style:style>
    <style:style style:name="P119" style:parent-style-name="Standard" style:family="paragraph">
      <style:paragraph-properties style:text-autospace="none" fo:margin-bottom="0in" fo:line-height="100%"/>
    </style:style>
    <style:style style:name="T120" style:parent-style-name="Absatz-Standardschriftart" style:family="text">
      <style:text-properties style:font-name="Consolas" style:font-name-complex="Consolas" fo:color="#008000" fo:font-size="9.5pt" style:font-size-asian="9.5pt" style:font-size-complex="9.5pt" fo:background-color="#FFFFFF" fo:language="fr" fo:country="CH"/>
    </style:style>
    <style:style style:name="P121" style:parent-style-name="Standard" style:family="paragraph">
      <style:paragraph-properties style:text-autospace="none" fo:margin-bottom="0in" fo:line-height="100%"/>
    </style:style>
    <style:style style:name="T122" style:parent-style-name="Absatz-Standardschriftart" style:family="text">
      <style:text-properties style:font-name="Consolas" style:font-name-complex="Consolas" fo:color="#008000" fo:font-size="9.5pt" style:font-size-asian="9.5pt" style:font-size-complex="9.5pt" fo:background-color="#FFFFFF" fo:language="fr" fo:country="CH"/>
    </style:style>
    <style:style style:name="P123" style:parent-style-name="Standard" style:family="paragraph">
      <style:text-properties fo:language="fr" fo:country="CH"/>
    </style:style>
    <style:style style:name="P124" style:parent-style-name="Standard" style:family="paragraph">
      <style:text-properties fo:language="fr" fo:country="CH"/>
    </style:style>
    <style:style style:name="P125" style:parent-style-name="Standard" style:family="paragraph">
      <style:text-properties fo:language="fr" fo:country="CH"/>
    </style:style>
    <style:style style:name="P126" style:parent-style-name="Standard" style:family="paragraph">
      <style:paragraph-properties style:text-autospace="none" fo:margin-bottom="0in" fo:line-height="100%"/>
    </style:style>
    <style:style style:name="T127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28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P129" style:parent-style-name="Standard" style:family="paragraph">
      <style:paragraph-properties style:text-autospace="none" fo:margin-bottom="0in" fo:line-height="100%"/>
    </style:style>
    <style:style style:name="T130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31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P132" style:parent-style-name="Standard" style:family="paragraph">
      <style:paragraph-properties style:text-autospace="none" fo:margin-bottom="0in" fo:line-height="100%"/>
    </style:style>
    <style:style style:name="T133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34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P135" style:parent-style-name="Standard" style:family="paragraph">
      <style:paragraph-properties style:text-autospace="none" fo:margin-bottom="0in" fo:line-height="100%"/>
    </style:style>
    <style:style style:name="T136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137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38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139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40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141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42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143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44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P145" style:parent-style-name="Standard" style:family="paragraph">
      <style:paragraph-properties style:text-autospace="none" fo:margin-bottom="0in" fo:line-height="100%"/>
    </style:style>
    <style:style style:name="T146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147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48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149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50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151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52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153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54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P155" style:parent-style-name="Standard" style:family="paragraph">
      <style:paragraph-properties style:text-autospace="none" fo:margin-bottom="0in" fo:line-height="100%"/>
    </style:style>
    <style:style style:name="T156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157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58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159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60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161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62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163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64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P165" style:parent-style-name="Standard" style:family="paragraph">
      <style:paragraph-properties style:text-autospace="none" fo:margin-bottom="0in" fo:line-height="100%"/>
    </style:style>
    <style:style style:name="T166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167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168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169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170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171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172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173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174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P175" style:parent-style-name="Standard" style:family="paragraph">
      <style:paragraph-properties style:text-autospace="none" fo:margin-bottom="0in" fo:line-height="100%"/>
    </style:style>
    <style:style style:name="T176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177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178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179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180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181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182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183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184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P185" style:parent-style-name="Standard" style:family="paragraph">
      <style:paragraph-properties style:text-autospace="none" fo:margin-bottom="0in" fo:line-height="100%"/>
    </style:style>
    <style:style style:name="T186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187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188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189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190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191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192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193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194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P195" style:parent-style-name="Standard" style:family="paragraph">
      <style:paragraph-properties style:text-autospace="none" fo:margin-bottom="0in" fo:line-height="100%"/>
    </style:style>
    <style:style style:name="T196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197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198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199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200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201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202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203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204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P205" style:parent-style-name="Standard" style:family="paragraph">
      <style:paragraph-properties style:text-autospace="none" fo:margin-bottom="0in" fo:line-height="100%"/>
    </style:style>
    <style:style style:name="T206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207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208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209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210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211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212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213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214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P215" style:parent-style-name="Standard" style:family="paragraph">
      <style:paragraph-properties style:text-autospace="none" fo:margin-bottom="0in" fo:line-height="100%"/>
    </style:style>
    <style:style style:name="T216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217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218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219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220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221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222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223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224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P225" style:parent-style-name="Standard" style:family="paragraph">
      <style:text-properties style:font-name="Consolas" style:font-name-complex="Consolas" fo:color="#000000" fo:font-size="9.5pt" style:font-size-asian="9.5pt" style:font-size-complex="9.5pt"/>
    </style:style>
    <style:style style:name="P226" style:parent-style-name="Standard" style:family="paragraph">
      <style:text-properties style:font-name="Consolas" style:font-name-complex="Consolas" fo:color="#000000" fo:font-size="9.5pt" style:font-size-asian="9.5pt" style:font-size-complex="9.5pt"/>
    </style:style>
    <style:style style:name="P227" style:parent-style-name="Standard" style:family="paragraph">
      <style:text-properties style:font-name="Consolas" style:font-name-complex="Consolas" fo:color="#000000" fo:font-size="9.5pt" style:font-size-asian="9.5pt" style:font-size-complex="9.5pt"/>
    </style:style>
    <style:style style:name="P228" style:parent-style-name="Standard" style:family="paragraph">
      <style:text-properties style:font-name="Consolas" style:font-name-complex="Consolas" fo:color="#000000" fo:font-size="9.5pt" style:font-size-asian="9.5pt" style:font-size-complex="9.5pt"/>
    </style:style>
    <style:style style:name="P229" style:parent-style-name="Standard" style:family="paragraph">
      <style:text-properties style:font-name="Consolas" style:font-name-complex="Consolas" fo:color="#000000" fo:font-size="9.5pt" style:font-size-asian="9.5pt" style:font-size-complex="9.5pt"/>
    </style:style>
    <style:style style:name="P230" style:parent-style-name="Standard" style:family="paragraph">
      <style:text-properties style:font-name="Consolas" style:font-name-complex="Consolas" fo:color="#000000" fo:font-size="9.5pt" style:font-size-asian="9.5pt" style:font-size-complex="9.5pt" fo:language="fr" fo:country="CH"/>
    </style:style>
    <style:style style:name="P231" style:parent-style-name="Standard" style:family="paragraph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232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233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234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235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236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ableColumn238" style:family="table-column">
      <style:table-column-properties style:column-width="1.2083in"/>
    </style:style>
    <style:style style:name="TableColumn239" style:family="table-column">
      <style:table-column-properties style:column-width="0.8333in"/>
    </style:style>
    <style:style style:name="TableColumn240" style:family="table-column">
      <style:table-column-properties style:column-width="0.8333in"/>
    </style:style>
    <style:style style:name="TableColumn241" style:family="table-column">
      <style:table-column-properties style:column-width="0.8333in"/>
    </style:style>
    <style:style style:name="Table237" style:family="table">
      <style:table-properties style:width="3.7083in" fo:margin-left="0in" table:align="left"/>
    </style:style>
    <style:style style:name="TableRow242" style:family="table-row">
      <style:table-row-properties style:min-row-height="0.2083in"/>
    </style:style>
    <style:style style:name="TableCell2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4" style:parent-style-name="Stand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anguage-asian="de" style:country-asian="CH"/>
    </style:style>
    <style:style style:name="TableCell2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6" style:parent-style-name="Stand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anguage-asian="de" style:country-asian="CH"/>
    </style:style>
    <style:style style:name="TableCell2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8" style:parent-style-name="Stand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anguage-asian="de" style:country-asian="CH"/>
    </style:style>
    <style:style style:name="TableCell2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0" style:parent-style-name="Stand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anguage-asian="de" style:country-asian="CH"/>
    </style:style>
    <style:style style:name="TableRow251" style:family="table-row">
      <style:table-row-properties style:min-row-height="0.2083in"/>
    </style:style>
    <style:style style:name="TableCell2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3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5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7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9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260" style:family="table-row">
      <style:table-row-properties style:min-row-height="0.2083in"/>
    </style:style>
    <style:style style:name="TableCell2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2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4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6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8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269" style:family="table-row">
      <style:table-row-properties style:min-row-height="0.2083in"/>
    </style:style>
    <style:style style:name="TableCell2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1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3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5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7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278" style:family="table-row">
      <style:table-row-properties style:min-row-height="0.2083in"/>
    </style:style>
    <style:style style:name="TableCell2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0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2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4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6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287" style:family="table-row">
      <style:table-row-properties style:min-row-height="0.2083in"/>
    </style:style>
    <style:style style:name="TableCell2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9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1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3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5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296" style:family="table-row">
      <style:table-row-properties style:min-row-height="0.2083in"/>
    </style:style>
    <style:style style:name="TableCell2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8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0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2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4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305" style:family="table-row">
      <style:table-row-properties style:min-row-height="0.2083in"/>
    </style:style>
    <style:style style:name="TableCell3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7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9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1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3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314" style:family="table-row">
      <style:table-row-properties style:min-row-height="0.2083in"/>
    </style:style>
    <style:style style:name="TableCell3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6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8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0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2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323" style:family="table-row">
      <style:table-row-properties style:min-row-height="0.2083in"/>
    </style:style>
    <style:style style:name="TableCell3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5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7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9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1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332" style:family="table-row">
      <style:table-row-properties style:min-row-height="0.2083in"/>
    </style:style>
    <style:style style:name="TableCell3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4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6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8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0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341" style:family="table-row">
      <style:table-row-properties style:min-row-height="0.2083in"/>
    </style:style>
    <style:style style:name="TableCell3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3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5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7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9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350" style:family="table-row">
      <style:table-row-properties style:min-row-height="0.2083in"/>
    </style:style>
    <style:style style:name="TableCell3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2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4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6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8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359" style:family="table-row">
      <style:table-row-properties style:min-row-height="0.2083in"/>
    </style:style>
    <style:style style:name="TableCell3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1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3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5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7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368" style:family="table-row">
      <style:table-row-properties style:min-row-height="0.2083in"/>
    </style:style>
    <style:style style:name="TableCell3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0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2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4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6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377" style:family="table-row">
      <style:table-row-properties style:min-row-height="0.2083in"/>
    </style:style>
    <style:style style:name="TableCell3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9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1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3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5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386" style:family="table-row">
      <style:table-row-properties style:min-row-height="0.2083in"/>
    </style:style>
    <style:style style:name="TableCell3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8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3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de" style:country-asian="CH"/>
    </style:style>
    <style:style style:name="TableCell3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de" style:country-asian="CH"/>
    </style:style>
    <style:style style:name="TableCell3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de" style:country-asian="CH"/>
    </style:style>
  </office:automatic-styles>
  <office:body>
    <office:text text:use-soft-page-breaks="true">
      <text:p text:style-name="P1">TODO Reports: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RDL<text:s/>serialisieren</text:p>
          </table:table-cell>
          <table:table-cell table:style-name="TableCell9">
            <text:p text:style-name="P10">Erledigt</text:p>
          </table:table-cell>
          <table:table-cell table:style-name="TableCell11">
            <text:p text:style-name="P12">1h</text:p>
          </table:table-cell>
        </table:table-row>
        <table:table-row table:style-name="TableRow13">
          <table:table-cell table:style-name="TableCell14">
            <text:p text:style-name="P15">Datasets auslesen</text:p>
          </table:table-cell>
          <table:table-cell table:style-name="TableCell16">
            <text:p text:style-name="P17">Erledigt + TBD</text:p>
          </table:table-cell>
          <table:table-cell table:style-name="TableCell18">
            <text:p text:style-name="P19">1h</text:p>
          </table:table-cell>
        </table:table-row>
        <table:table-row table:style-name="TableRow20">
          <table:table-cell table:style-name="TableCell21">
            <text:p text:style-name="P22">Parameter auslesen</text:p>
          </table:table-cell>
          <table:table-cell table:style-name="TableCell23">
            <text:p text:style-name="P24">Erledigt + TBD</text:p>
          </table:table-cell>
          <table:table-cell table:style-name="TableCell25">
            <text:p text:style-name="P26">1h</text:p>
          </table:table-cell>
        </table:table-row>
        <table:table-row table:style-name="TableRow27">
          <table:table-cell table:style-name="TableCell28">
            <text:p text:style-name="P29">Parameternamen auslesen</text:p>
          </table:table-cell>
          <table:table-cell table:style-name="TableCell30">
            <text:p text:style-name="P31">Erledigt + TBD</text:p>
          </table:table-cell>
          <table:table-cell table:style-name="TableCell32">
            <text:p text:style-name="P33">1h</text:p>
          </table:table-cell>
        </table:table-row>
        <table:table-row table:style-name="TableRow34">
          <table:table-cell table:style-name="TableCell35">
            <text:p text:style-name="P36">Parameterlabel auslesen</text:p>
          </table:table-cell>
          <table:table-cell table:style-name="TableCell37">
            <text:p text:style-name="P38">Erledigt + TBD</text:p>
          </table:table-cell>
          <table:table-cell table:style-name="TableCell39">
            <text:p text:style-name="P40">1h</text:p>
          </table:table-cell>
        </table:table-row>
        <table:table-row table:style-name="TableRow41">
          <table:table-cell table:style-name="TableCell42">
            <text:p text:style-name="P43">Wert/Text/Default auslesen</text:p>
          </table:table-cell>
          <table:table-cell table:style-name="TableCell44">
            <text:p text:style-name="P45">TBD</text:p>
          </table:table-cell>
          <table:table-cell table:style-name="TableCell46">
            <text:p text:style-name="P47">4h</text:p>
          </table:table-cell>
        </table:table-row>
        <table:table-row table:style-name="TableRow48">
          <table:table-cell table:style-name="TableCell49">
            <text:p text:style-name="P50">Datasets auslesen</text:p>
          </table:table-cell>
          <table:table-cell table:style-name="TableCell51">
            <text:p text:style-name="P52">Erledigt + TBD</text:p>
          </table:table-cell>
          <table:table-cell table:style-name="TableCell53">
            <text:p text:style-name="P54">1h</text:p>
          </table:table-cell>
        </table:table-row>
        <table:table-row table:style-name="TableRow55">
          <table:table-cell table:style-name="TableCell56">
            <text:p text:style-name="P57">Parameter-Abhängigkeiten auslesen</text:p>
          </table:table-cell>
          <table:table-cell table:style-name="TableCell58">
            <text:p text:style-name="P59">TBD</text:p>
          </table:table-cell>
          <table:table-cell table:style-name="TableCell60">
            <text:p text:style-name="P61">2h</text:p>
          </table:table-cell>
        </table:table-row>
        <table:table-row table:style-name="TableRow62">
          <table:table-cell table:style-name="TableCell63">
            <text:p text:style-name="P64">Dataset-Expression auswerten, falls erforderlich</text:p>
          </table:table-cell>
          <table:table-cell table:style-name="TableCell65">
            <text:p text:style-name="P66">Teilweise erledigt</text:p>
          </table:table-cell>
          <table:table-cell table:style-name="TableCell67">
            <text:p text:style-name="P68">8h</text:p>
          </table:table-cell>
        </table:table-row>
        <table:table-row table:style-name="TableRow69">
          <table:table-cell table:style-name="TableCell70">
            <text:p text:style-name="P71">Ajax-Service erstellen</text:p>
          </table:table-cell>
          <table:table-cell table:style-name="TableCell72">
            <text:p text:style-name="P73">TBD</text:p>
          </table:table-cell>
          <table:table-cell table:style-name="TableCell74">
            <text:p text:style-name="P75">8-16</text:p>
          </table:table-cell>
        </table:table-row>
        <table:table-row table:style-name="TableRow76">
          <table:table-cell table:style-name="TableCell77">
            <text:p text:style-name="P78">Filter in Abhängigkeit aufrufen (Ajax)</text:p>
          </table:table-cell>
          <table:table-cell table:style-name="TableCell79">
            <text:p text:style-name="P80">TBD</text:p>
          </table:table-cell>
          <table:table-cell table:style-name="TableCell81">
            <text:p text:style-name="P82">8-16</text:p>
          </table:table-cell>
        </table:table-row>
        <table:table-row table:style-name="TableRow83">
          <table:table-cell table:style-name="TableCell84">
            <text:p text:style-name="P85">Report-Links umstellen</text:p>
          </table:table-cell>
          <table:table-cell table:style-name="TableCell86">
            <text:p text:style-name="P87"/>
          </table:table-cell>
          <table:table-cell table:style-name="TableCell88">
            <text:p text:style-name="P89">1h</text:p>
          </table:table-cell>
        </table:table-row>
        <table:table-row table:style-name="TableRow90">
          <table:table-cell table:style-name="TableCell91">
            <text:p text:style-name="P92">ReportViewer in Basic/Portal einbinden</text:p>
          </table:table-cell>
          <table:table-cell table:style-name="TableCell93">
            <text:p text:style-name="P94">Erledigt – Update notwendig</text:p>
          </table:table-cell>
          <table:table-cell table:style-name="TableCell95">
            <text:p text:style-name="P96">8h</text:p>
          </table:table-cell>
        </table:table-row>
        <table:table-row table:style-name="TableRow97">
          <table:table-cell table:style-name="TableCell98">
            <text:p text:style-name="P99">C# nach VB konvertieren</text:p>
          </table:table-cell>
          <table:table-cell table:style-name="TableCell100">
            <text:p text:style-name="P101"/>
          </table:table-cell>
          <table:table-cell table:style-name="TableCell102">
            <text:p text:style-name="P103">1h</text:p>
          </table:table-cell>
        </table:table-row>
      </table:table>
      <text:p text:style-name="Standard">30h + 4d = 7d + 6h = 8d<text:s/>= ca. 2 Wochen</text:p>
      <text:p text:style-name="P104"/>
      <text:soft-page-break/>
      <text:p text:style-name="Standard">Speziell:</text:p>
      <text:p text:style-name="Standard">Basic_Reports\AP_Arbeitsplatzbelegung_MSEL_ML.rdl</text:p>
      <text:p text:style-name="Standard">tfu_RPT_MSEL_Trakt_Fast</text:p>
      <text:p text:style-name="P105"/>
      <text:p text:style-name="P106"><text:span text:style-name="T107">select</text:span><text:span text:style-name="T108"><text:s/></text:span><text:span text:style-name="T109">*</text:span><text:span text:style-name="T110"><text:s/></text:span><text:span text:style-name="T111">from</text:span><text:span text:style-name="T112"><text:s/></text:span><text:span text:style-name="T113">information_schema</text:span><text:span text:style-name="T114">.</text:span><text:span text:style-name="T115">routines</text:span><text:span text:style-name="T116"><text:s/></text:span></text:p>
      <text:p text:style-name="P117"><text:span text:style-name="T118">-- where OBJECT_DEFINITION(object_id(SPECIFIC_NAME)) LIKE '%guidtabletype%'</text:span></text:p>
      <text:p text:style-name="P119"><text:span text:style-name="T120">-- where OBJECT_DEFINITION(object_id(SPECIFIC_NAME)) LIKE '%IdTableType%'</text:span></text:p>
      <text:p text:style-name="P121"><text:span text:style-name="T122">-- where OBJECT_DEFINITION(object_id(SPECIFIC_NAME)) LIKE '%GeschossIdentifierTableType%'</text:span></text:p>
      <text:p text:style-name="P123"/>
      <text:p text:style-name="P124"/>
      <text:p text:style-name="P125"/>
      <text:p text:style-name="Standard">TODO Reports<text:s/></text:p>
      <text:p text:style-name="Standard">Serialize RDL</text:p>
      <text:p text:style-name="Standard">Exec stored procedure (typ) + Parameter (wegen JOIN)</text:p>
      <text:p text:style-name="Standard">Paramter JB custom-type</text:p>
      <text:p text:style-name="Standard">Viewer/Wrapper / 2005-2016 (2016 muss noch upgedatet werden)</text:p>
      <text:p text:style-name="Standard"><text:a xlink:href="https://github.com/ststeiger/ReportViewerWrapper" office:target-frame-name="_top" xlink:show="replace"><text:span text:style-name="Hyperlink">https://github.com/ststeiger/ReportViewerWrapper</text:span></text:a><text:s/></text:p>
      <text:p text:style-name="Standard">proc&amp;mandant muss gesetzt werden (falls Parameter vorhanden)</text:p>
      <text:p text:style-name="Standard">Parameter in Abhängigkeit und Reihenfolge</text:p>
      <text:p text:style-name="Standard">Parameter darstellungs-Reihenfolge</text:p>
      <text:p text:style-name="Standard">Angezeigtes Feld/Wert muss ausgelesen werden</text:p>
      <text:p text:style-name="Standard"/>
      <text:p text:style-name="Standard">Stichtag müsste zuoberst sein</text:p>
      <text:p text:style-name="Standard">Datasets müssen ausgelesen werden</text:p>
      <text:p text:style-name="Standard">Abhängigkeiten von Datasets von Parametern muss ausgelesen werden</text:p>
      <text:p text:style-name="Standard">(hidden parameters)</text:p>
      <text:p text:style-name="Standard">Connection-string muss (potentiell andere DB)</text:p>
      <text:p text:style-name="Standard"/>
      <text:p text:style-name="Standard"/>
      <text:p text:style-name="Standard"/>
      <text:p text:style-name="Standard">Zürich</text:p>
      <text:p text:style-name="Standard">VB muss aus allen Parametern entfernt werden</text:p>
      <text:p text:style-name="Standard"/>
      <text:p text:style-name="P126"><text:span text:style-name="T127">"SELECT gbi.Gemeinde, gbi.Kreis, …, "</text:span><text:span text:style-name="T128"><text:s/>&amp;</text:span></text:p>
      <text:soft-page-break/>
      <text:p text:style-name="P129"><text:span text:style-name="T130">"FROM V_AP_BERICHT_GBI AS gbi LEFT OUTER JOIN V_AP_BERICHT_GBI_Portfolio … "</text:span><text:span text:style-name="T131"><text:s/>&amp;</text:span></text:p>
      <text:p text:style-name="P132"><text:span text:style-name="T133">"WHERE 1=1 "</text:span><text:span text:style-name="T134"><text:s/>&amp;</text:span></text:p>
      <text:p text:style-name="P135"><text:span text:style-name="T136">IIF(Parameters!schulkreis.Value =<text:s/></text:span><text:span text:style-name="T137">"00000000-0000-0000-0000-000000000000"</text:span><text:span text:style-name="T138">,<text:s/></text:span><text:span text:style-name="T139">""</text:span><text:span text:style-name="T140">,<text:s/></text:span><text:span text:style-name="T141">"AND gbi.SK_UID='"</text:span><text:span text:style-name="T142"><text:s/>&amp; Parameters!schulkreis.Value &amp;<text:s/></text:span><text:span text:style-name="T143">"' "</text:span><text:span text:style-name="T144">) &amp;</text:span></text:p>
      <text:p text:style-name="P145"><text:span text:style-name="T146">IIF(Parameters!stadtkreis.Value =<text:s/></text:span><text:span text:style-name="T147">"00000000-0000-0000-0000-000000000000"</text:span><text:span text:style-name="T148">,<text:s/></text:span><text:span text:style-name="T149">""</text:span><text:span text:style-name="T150">,<text:s/></text:span><text:span text:style-name="T151">"AND gbi.KS_ID='"</text:span><text:span text:style-name="T152"><text:s/>&amp; Parameters!stadtkreis.Value &amp;<text:s/></text:span><text:span text:style-name="T153">"' "</text:span><text:span text:style-name="T154">) &amp;</text:span></text:p>
      <text:p text:style-name="P155"><text:span text:style-name="T156">IIF(Parameters!schuleinheit.Value =<text:s/></text:span><text:span text:style-name="T157">"00000000-0000-0000-0000-000000000000"</text:span><text:span text:style-name="T158">,<text:s/></text:span><text:span text:style-name="T159">"AND 1=1 "</text:span><text:span text:style-name="T160">,<text:s/></text:span><text:span text:style-name="T161">"AND SE_UID='"</text:span><text:span text:style-name="T162"><text:s/>&amp; Parameters!schuleinheit.Value &amp;<text:s/></text:span><text:span text:style-name="T163">"' "</text:span><text:span text:style-name="T164">) &amp;</text:span></text:p>
      <text:p text:style-name="P165"><text:span text:style-name="T166">IIF(Parameters!portfolio1.Value =<text:s/></text:span><text:span text:style-name="T167">"00000000-0000-0000-0000-000000000000"</text:span><text:span text:style-name="T168">,<text:s/></text:span><text:span text:style-name="T169">""</text:span><text:span text:style-name="T170">,<text:s/></text:span><text:span text:style-name="T171">"AND (pf.PF1_ID='"</text:span><text:span text:style-name="T172"><text:s/>&amp; Parameters!portfolio1.Value &amp;<text:s/></text:span><text:span text:style-name="T173">"' "</text:span><text:span text:style-name="T174">) &amp;</text:span></text:p>
      <text:p text:style-name="P175"><text:span text:style-name="T176">IIF(Parameters!portfolio1.Value =<text:s/></text:span><text:span text:style-name="T177">"00000000-0000-0000-0000-000000000000"</text:span><text:span text:style-name="T178">,<text:s/></text:span><text:span text:style-name="T179">""</text:span><text:span text:style-name="T180">,<text:s/></text:span><text:span text:style-name="T181">" <text:s text:c="2"/>OR pf.PF2_ID='"</text:span><text:span text:style-name="T182"><text:s/>&amp; Parameters!portfolio1.Value &amp;<text:s/></text:span><text:span text:style-name="T183">"') "</text:span><text:span text:style-name="T184">) &amp;</text:span></text:p>
      <text:p text:style-name="P185"><text:span text:style-name="T186">IIF(Parameters!subportfolio1.Value =<text:s/></text:span><text:span text:style-name="T187">"00000000-0000-0000-0000-000000000000"</text:span><text:span text:style-name="T188">,<text:s/></text:span><text:span text:style-name="T189">""</text:span><text:span text:style-name="T190">,<text:s/></text:span><text:span text:style-name="T191">"AND (pf.PF3_ID='"</text:span><text:span text:style-name="T192"><text:s/>&amp; Parameters!subportfolio1.Value &amp;<text:s/></text:span><text:span text:style-name="T193">"' "</text:span><text:span text:style-name="T194">) &amp;</text:span></text:p>
      <text:p text:style-name="P195"><text:span text:style-name="T196">IIF(Parameters!subportfolio1.Value =<text:s/></text:span><text:span text:style-name="T197">"00000000-0000-0000-0000-000000000000"</text:span><text:span text:style-name="T198">,<text:s/></text:span><text:span text:style-name="T199">""</text:span><text:span text:style-name="T200">,<text:s/></text:span><text:span text:style-name="T201">"OR pf.PF4_ID='"</text:span><text:span text:style-name="T202"><text:s/>&amp; Parameters!subportfolio1.Value &amp;<text:s/></text:span><text:span text:style-name="T203">"') "</text:span><text:span text:style-name="T204">) &amp;</text:span></text:p>
      <text:p text:style-name="P205"><text:span text:style-name="T206">IIF(Parameters!denkmalschutz.Value =<text:s/></text:span><text:span text:style-name="T207">"2"</text:span><text:span text:style-name="T208">,<text:s/></text:span><text:span text:style-name="T209">""</text:span><text:span text:style-name="T210">,<text:s/></text:span><text:span text:style-name="T211">"AND gbi.GBI_IsDenkmalschutz="</text:span><text:span text:style-name="T212"><text:s/>&amp; Parameters!denkmalschutz.Value &amp;<text:s/></text:span><text:span text:style-name="T213">" "</text:span><text:span text:style-name="T214">) &amp;</text:span></text:p>
      <text:p text:style-name="P215"><text:span text:style-name="T216">IIF(Parameters!kontakt.Value =<text:s/></text:span><text:span text:style-name="T217">"00000000-0000-0000-0000-000000000000"</text:span><text:span text:style-name="T218">,<text:s/></text:span><text:span text:style-name="T219">""</text:span><text:span text:style-name="T220">,<text:s/></text:span><text:span text:style-name="T221">"AND (gbi.GBI_ID IN (SELECT DPS_GBI_UID FROM dbo.T_Detail_Personen WHERE CONVERT(varchar(36), DPS_KF_UID) + CONVERT(varchar(36), DPS_KT_UID) ='"</text:span><text:span text:style-name="T222"><text:s/>&amp; Parameters!kontakt.Value &amp;<text:s/></text:span><text:span text:style-name="T223">"' ))"</text:span><text:span text:style-name="T224">)</text:span></text:p>
      <text:p text:style-name="P225"/>
      <text:p text:style-name="P226"/>
      <text:p text:style-name="P227"/>
      <text:p text:style-name="P228">SwissRe<text:s/></text:p>
      <text:p text:style-name="P229">Mehrfach-Parameter müssen unterstützt werden:</text:p>
      <text:p text:style-name="P230">premise_status: multi-value</text:p>
      <text:p text:style-name="P231"><text:tab/>OR<text:s/></text:p>
      <text:p text:style-name="Standard"><text:span text:style-name="T232"><text:tab/></text:span><text:span text:style-name="T233">(US_UID IN (@premise_status))</text:span></text:p>
      <text:p text:style-name="Standard"/>
      <text:p text:style-name="Standard"/>
      <text:p text:style-name="Standard">Basic</text:p>
      <text:p text:style-name="Standard">VB-Werte (insbesondere Stichtag)</text:p>
      <text:p text:style-name="Standard"><text:span text:style-name="T234">=System.DateTime.Now.ToString(</text:span><text:span text:style-name="T235">"dd.MM.yyyy"</text:span><text:span text:style-name="T236">)</text:span></text:p>
      <text:p text:style-name="Standard">=System.DateTime.Now.Year</text:p>
      <text:p text:style-name="Standard">=new System.DateTime(System.DateTime.Now.Year, 12, 31).ToString("dd.MM.yyyy")</text:p>
      <text:p text:style-name="Standard">=(New System.DateTime(System.DateTime.Now.Year, System.DateTime.Now.Month, 1)).ToString("dd.MM.yyyy")</text:p>
      <text:p text:style-name="Standard">=DateAdd("D", -1, DateAdd("M", 1, new DateTime(System.DateTime.Now.Year, System.DateTime.Now.Month, 1))).toString("dd.MM.yyyy")</text:p>
      <text:p text:style-name="Standard"/>
      <text:p text:style-name="Standard"/>
      <text:p text:style-name="Standard"/>
      <text:p text:style-name="Standard"/>
      <text:p text:style-name="Standard"/>
      <table:table table:style-name="Table237">
        <table:table-columns>
          <table:table-column table:style-name="TableColumn238"/>
          <table:table-column table:style-name="TableColumn239"/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>
            <text:p text:style-name="P244">Projekt</text:p>
          </table:table-cell>
          <table:table-cell table:style-name="TableCell245">
            <text:p text:style-name="P246">Total</text:p>
          </table:table-cell>
          <table:table-cell table:style-name="TableCell247">
            <text:p text:style-name="P248">Gelöscht</text:p>
          </table:table-cell>
          <table:table-cell table:style-name="TableCell249">
            <text:p text:style-name="P250">Aktiv</text:p>
          </table:table-cell>
        </table:table-row>
        <table:table-row table:style-name="TableRow251">
          <table:table-cell table:style-name="TableCell252">
            <text:p text:style-name="P253">Basic</text:p>
          </table:table-cell>
          <table:table-cell table:style-name="TableCell254">
            <text:p text:style-name="P255">257</text:p>
          </table:table-cell>
          <table:table-cell table:style-name="TableCell256">
            <text:p text:style-name="P257">32</text:p>
          </table:table-cell>
          <table:table-cell table:style-name="TableCell258">
            <text:p text:style-name="P259">225</text:p>
          </table:table-cell>
        </table:table-row>
        <table:table-row table:style-name="TableRow260">
          <table:table-cell table:style-name="TableCell261">
            <text:p text:style-name="P262">ZH-Immo</text:p>
          </table:table-cell>
          <table:table-cell table:style-name="TableCell263">
            <text:p text:style-name="P264">73</text:p>
          </table:table-cell>
          <table:table-cell table:style-name="TableCell265">
            <text:p text:style-name="P266">0</text:p>
          </table:table-cell>
          <table:table-cell table:style-name="TableCell267">
            <text:p text:style-name="P268">73</text:p>
          </table:table-cell>
        </table:table-row>
        <table:table-row table:style-name="TableRow269">
          <table:table-cell table:style-name="TableCell270">
            <text:p text:style-name="P271">SNB</text:p>
          </table:table-cell>
          <table:table-cell table:style-name="TableCell272">
            <text:p text:style-name="P273">105</text:p>
          </table:table-cell>
          <table:table-cell table:style-name="TableCell274">
            <text:p text:style-name="P275">45</text:p>
          </table:table-cell>
          <table:table-cell table:style-name="TableCell276">
            <text:p text:style-name="P277">60</text:p>
          </table:table-cell>
        </table:table-row>
        <table:table-row table:style-name="TableRow278">
          <table:table-cell table:style-name="TableCell279">
            <text:p text:style-name="P280">SwissRe</text:p>
          </table:table-cell>
          <table:table-cell table:style-name="TableCell281">
            <text:p text:style-name="P282">69</text:p>
          </table:table-cell>
          <table:table-cell table:style-name="TableCell283">
            <text:p text:style-name="P284">16</text:p>
          </table:table-cell>
          <table:table-cell table:style-name="TableCell285">
            <text:p text:style-name="P286">53</text:p>
          </table:table-cell>
        </table:table-row>
        <table:table-row table:style-name="TableRow287">
          <table:table-cell table:style-name="TableCell288">
            <text:p text:style-name="P289">BKB</text:p>
          </table:table-cell>
          <table:table-cell table:style-name="TableCell290">
            <text:p text:style-name="P291">51</text:p>
          </table:table-cell>
          <table:table-cell table:style-name="TableCell292">
            <text:p text:style-name="P293">0</text:p>
          </table:table-cell>
          <table:table-cell table:style-name="TableCell294">
            <text:p text:style-name="P295">51</text:p>
          </table:table-cell>
        </table:table-row>
        <table:table-row table:style-name="TableRow296">
          <table:table-cell table:style-name="TableCell297">
            <text:p text:style-name="P298">Raiffeisen</text:p>
          </table:table-cell>
          <table:table-cell table:style-name="TableCell299">
            <text:p text:style-name="P300">44</text:p>
          </table:table-cell>
          <table:table-cell table:style-name="TableCell301">
            <text:p text:style-name="P302">9</text:p>
          </table:table-cell>
          <table:table-cell table:style-name="TableCell303">
            <text:p text:style-name="P304">35</text:p>
          </table:table-cell>
        </table:table-row>
        <table:table-row table:style-name="TableRow305">
          <table:table-cell table:style-name="TableCell306">
            <text:p text:style-name="P307">JuliusBär</text:p>
          </table:table-cell>
          <table:table-cell table:style-name="TableCell308">
            <text:p text:style-name="P309">33</text:p>
          </table:table-cell>
          <table:table-cell table:style-name="TableCell310">
            <text:p text:style-name="P311">0</text:p>
          </table:table-cell>
          <table:table-cell table:style-name="TableCell312">
            <text:p text:style-name="P313">33</text:p>
          </table:table-cell>
        </table:table-row>
        <table:table-row table:style-name="TableRow314">
          <table:table-cell table:style-name="TableCell315">
            <text:p text:style-name="P316">Campus Sursee</text:p>
          </table:table-cell>
          <table:table-cell table:style-name="TableCell317">
            <text:p text:style-name="P318">34</text:p>
          </table:table-cell>
          <table:table-cell table:style-name="TableCell319">
            <text:p text:style-name="P320">6</text:p>
          </table:table-cell>
          <table:table-cell table:style-name="TableCell321">
            <text:p text:style-name="P322">28</text:p>
          </table:table-cell>
        </table:table-row>
        <table:table-row table:style-name="TableRow323">
          <table:table-cell table:style-name="TableCell324">
            <text:p text:style-name="P325">Post</text:p>
          </table:table-cell>
          <table:table-cell table:style-name="TableCell326">
            <text:p text:style-name="P327">49</text:p>
          </table:table-cell>
          <table:table-cell table:style-name="TableCell328">
            <text:p text:style-name="P329">33</text:p>
          </table:table-cell>
          <table:table-cell table:style-name="TableCell330">
            <text:p text:style-name="P331">16</text:p>
          </table:table-cell>
        </table:table-row>
        <table:table-row table:style-name="TableRow332">
          <table:table-cell table:style-name="TableCell333">
            <text:p text:style-name="P334">SauterFM</text:p>
          </table:table-cell>
          <table:table-cell table:style-name="TableCell335">
            <text:p text:style-name="P336">15</text:p>
          </table:table-cell>
          <table:table-cell table:style-name="TableCell337">
            <text:p text:style-name="P338">0</text:p>
          </table:table-cell>
          <table:table-cell table:style-name="TableCell339">
            <text:p text:style-name="P340">15</text:p>
          </table:table-cell>
        </table:table-row>
        <table:table-row table:style-name="TableRow341">
          <table:table-cell table:style-name="TableCell342">
            <text:p text:style-name="P343">Sympany</text:p>
          </table:table-cell>
          <table:table-cell table:style-name="TableCell344">
            <text:p text:style-name="P345">9</text:p>
          </table:table-cell>
          <table:table-cell table:style-name="TableCell346">
            <text:p text:style-name="P347">0</text:p>
          </table:table-cell>
          <table:table-cell table:style-name="TableCell348">
            <text:p text:style-name="P349">9</text:p>
          </table:table-cell>
        </table:table-row>
        <table:table-row table:style-name="TableRow350">
          <table:table-cell table:style-name="TableCell351">
            <text:p text:style-name="P352">SwissLife</text:p>
          </table:table-cell>
          <table:table-cell table:style-name="TableCell353">
            <text:p text:style-name="P354">5</text:p>
          </table:table-cell>
          <table:table-cell table:style-name="TableCell355">
            <text:p text:style-name="P356">0</text:p>
          </table:table-cell>
          <table:table-cell table:style-name="TableCell357">
            <text:p text:style-name="P358">5</text:p>
          </table:table-cell>
        </table:table-row>
        <table:table-row table:style-name="TableRow359">
          <table:table-cell table:style-name="TableCell360">
            <text:p text:style-name="P361">SRG</text:p>
          </table:table-cell>
          <table:table-cell table:style-name="TableCell362">
            <text:p text:style-name="P363">4</text:p>
          </table:table-cell>
          <table:table-cell table:style-name="TableCell364">
            <text:p text:style-name="P365">0</text:p>
          </table:table-cell>
          <table:table-cell table:style-name="TableCell366">
            <text:p text:style-name="P367">4</text:p>
          </table:table-cell>
        </table:table-row>
        <table:table-row table:style-name="TableRow368">
          <table:table-cell table:style-name="TableCell369">
            <text:p text:style-name="P370">ZH Letzigunrd</text:p>
          </table:table-cell>
          <table:table-cell table:style-name="TableCell371">
            <text:p text:style-name="P372">2</text:p>
          </table:table-cell>
          <table:table-cell table:style-name="TableCell373">
            <text:p text:style-name="P374">0</text:p>
          </table:table-cell>
          <table:table-cell table:style-name="TableCell375">
            <text:p text:style-name="P376">2</text:p>
          </table:table-cell>
        </table:table-row>
        <table:table-row table:style-name="TableRow377">
          <table:table-cell table:style-name="TableCell378">
            <text:p text:style-name="P379">Helvetia</text:p>
          </table:table-cell>
          <table:table-cell table:style-name="TableCell380">
            <text:p text:style-name="P381">1</text:p>
          </table:table-cell>
          <table:table-cell table:style-name="TableCell382">
            <text:p text:style-name="P383">0</text:p>
          </table:table-cell>
          <table:table-cell table:style-name="TableCell384">
            <text:p text:style-name="P385">1</text:p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TableContents" style:display-name="Table Contents" style:family="paragraph" style:parent-style-name="Standard">
      <style:paragraph-properties text:number-lines="false" style:vertical-align="baseline" fo:line-height="106%"/>
      <style:text-properties style:font-name="Calibri" style:font-name-asian="Calibri" style:font-name-complex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fan Steiger</meta:initial-creator>
    <dc:creator>Stefan Steiger</dc:creator>
    <meta:creation-date>2018-06-04T07:39:00Z</meta:creation-date>
    <dc:date>2018-06-04T07:39:00Z</dc:date>
    <meta:template xlink:href="Normal.dotm" xlink:type="simple"/>
    <meta:editing-cycles>2</meta:editing-cycles>
    <meta:editing-duration>PT0S</meta:editing-duration>
    <meta:document-statistic meta:page-count="4" meta:paragraph-count="8" meta:word-count="556" meta:character-count="4051" meta:row-count="29" meta:non-whitespace-character-count="3503"/>
  </office:meta>
</office:document-meta>
</file>